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8319in"/>
    </style:style>
    <style:style style:name="co4" style:family="table-column">
      <style:table-column-properties fo:break-before="auto" style:column-width="1.43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1.76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7567in" svg:height="10.174in" svg:x="0.4913in" svg:y="2.0453in">
            <draw:object draw:notify-on-update-of-ranges="Sheet1.B2:Sheet1.B11 Sheet1.C1:Sheet1.C1 Sheet1.F2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Four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average_ball_in_play_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20">
            <text:p>2720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7.4872">
            <text:p>37.4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869">
            <text:p>186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1.3962">
            <text:p>41.39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038">
            <text:p>3038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2.09">
            <text:p>32.0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823">
            <text:p>2823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3.5484">
            <text:p>43.54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139">
            <text:p>3139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1.0032">
            <text:p>31.00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2985">
            <text:p>298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6.634">
            <text:p>46.6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1840">
            <text:p>1840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22.9394">
            <text:p>22.93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222">
            <text:p>3222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0.7028">
            <text:p>40.70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216">
            <text:p>3216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36.6336">
            <text:p>36.63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1895">
            <text:p>1895</text:p>
          </table:table-cell>
          <table:table-cell office:value-type="float" office:value="0.7816">
            <text:p>0.7816</text:p>
          </table:table-cell>
          <table:table-cell office:value-type="float" office:value="0.2184">
            <text:p>0.2184</text:p>
          </table:table-cell>
          <table:table-cell office:value-type="float" office:value="40.4298">
            <text:p>40.4298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56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57:16</dc:date>
    <dc:creator>Lettier </dc:creator>
    <meta:generator>LibreOffice/4.0.2.2$Linux_X86_64 LibreOffice_project/4c82dcdd6efcd48b1d8bba66bfe1989deee49c3</meta:generator>
    <meta:editing-duration>P0D</meta:editing-duration>
    <meta:editing-cycles>4</meta:editing-cycles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563cm" svg:height="25.843cm" xlink:href=".." xlink:type="simple" chart:class="chart:line" chart:style-name="ch1">
        <chart:title svg:x="17.078cm" svg:y="1.01cm" chart:style-name="ch2">
          <text:p>SimPL</text:p>
        </chart:title>
        <chart:subtitle svg:x="7.397cm" svg:y="3.063cm" chart:style-name="ch3">
          <text:p>Average ball-in-play time of five rounds per every 10th generation top performer.</text:p>
        </chart:subtitle>
        <chart:legend svg:x="33.534cm" svg:y="11.949cm" style:legend-expansion="custom" chartooo:width="7.5cm" chartooo:height="2.071cm" style:legend-expansion-aspect-ratio="3.62143891839691" chart:style-name="ch4"/>
        <chart:plot-area chart:style-name="ch5" table:cell-range-address="Sheet1.B2:Sheet1.B11 Sheet1.C1:Sheet1.C1 Sheet1.F2:Sheet1.F11" chart:data-source-has-labels="both" svg:x="1.833cm" svg:y="4.461cm" svg:width="30.667cm" svg:height="19.372cm">
          <chartooo:coordinate-region svg:x="3.037cm" svg:y="4.687cm" svg:width="29.276cm" svg:height="18.499cm"/>
          <chart:axis chart:dimension="x" chart:name="primary-x" chart:style-name="ch6" chartooo:axis-type="auto">
            <chartooo:date-scale/>
            <chart:title svg:x="15.636cm" svg:y="24.34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367cm" svg:y="18.12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7.4872">
                <text:p>37.4872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.3962">
                <text:p>41.39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3.5484">
                <text:p>43.54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.0032">
                <text:p>31.00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6.634">
                <text:p>46.6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2.9394">
                <text:p>22.9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0.7028">
                <text:p>40.70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.6336">
                <text:p>36.63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0.4298">
                <text:p>40.42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563cm" svg:height="25.843cm" xlink:href=".." xlink:type="simple" chart:class="chart:line" chart:style-name="ch1">
        <chart:title svg:x="17.078cm" svg:y="1.01cm" chart:style-name="ch2">
          <text:p>SimPL</text:p>
        </chart:title>
        <chart:subtitle svg:x="7.397cm" svg:y="3.063cm" chart:style-name="ch3">
          <text:p>Average ball-in-play time of five rounds per every 10th generation top performer.</text:p>
        </chart:subtitle>
        <chart:legend svg:x="33.534cm" svg:y="11.949cm" style:legend-expansion="custom" chartooo:width="7.5cm" chartooo:height="2.071cm" style:legend-expansion-aspect-ratio="3.62143891839691" chart:style-name="ch4"/>
        <chart:plot-area chart:style-name="ch5" table:cell-range-address="Sheet1.B2:Sheet1.B11 Sheet1.C1:Sheet1.C1 Sheet1.F2:Sheet1.F11" chart:data-source-has-labels="both" svg:x="1.833cm" svg:y="4.461cm" svg:width="30.667cm" svg:height="19.372cm">
          <chartooo:coordinate-region svg:x="3.037cm" svg:y="4.687cm" svg:width="29.276cm" svg:height="18.499cm"/>
          <chart:axis chart:dimension="x" chart:name="primary-x" chart:style-name="ch6" chartooo:axis-type="auto">
            <chartooo:date-scale/>
            <chart:title svg:x="15.636cm" svg:y="24.34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367cm" svg:y="18.119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7.4872">
                <text:p>37.4872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.3962">
                <text:p>41.39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3.5484">
                <text:p>43.54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.0032">
                <text:p>31.00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6.634">
                <text:p>46.6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2.9394">
                <text:p>22.9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0.7028">
                <text:p>40.70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.6336">
                <text:p>36.63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0.4298">
                <text:p>40.42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family="'Liberation Serif'" style:font-style-name="Regular" style:font-family-generic="roman" fo:font-size="12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563cm" svg:height="25.843cm" xlink:href=".." xlink:type="simple" chart:class="chart:line" chart:style-name="ch1">
        <chart:title svg:x="17.078cm" svg:y="1.01cm" chart:style-name="ch2">
          <text:p>SimPL</text:p>
        </chart:title>
        <chart:subtitle svg:x="7.397cm" svg:y="3.063cm" chart:style-name="ch3">
          <text:p>Average ball-in-play time of five rounds per every 10th generation top performer.</text:p>
        </chart:subtitle>
        <chart:legend svg:x="33.534cm" svg:y="11.949cm" style:legend-expansion="custom" chartooo:width="7.5cm" chartooo:height="2.071cm" style:legend-expansion-aspect-ratio="3.62143891839691" chart:style-name="ch4"/>
        <chart:plot-area chart:style-name="ch5" table:cell-range-address="Sheet1.B2:Sheet1.B11 Sheet1.C1:Sheet1.C1 Sheet1.F2:Sheet1.F11" chart:data-source-has-labels="both" svg:x="1.833cm" svg:y="4.461cm" svg:width="30.667cm" svg:height="19.372cm">
          <chartooo:coordinate-region svg:x="3.037cm" svg:y="4.687cm" svg:width="29.276cm" svg:height="18.499cm"/>
          <chart:axis chart:dimension="x" chart:name="primary-x" chart:style-name="ch6" chartooo:axis-type="auto">
            <chartooo:date-scale/>
            <chart:title svg:x="15.636cm" svg:y="24.349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367cm" svg:y="18.119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ou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7.4872">
                <text:p>37.4872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1.3962">
                <text:p>41.39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3.5484">
                <text:p>43.54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.0032">
                <text:p>31.003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46.634">
                <text:p>46.63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2.9394">
                <text:p>22.9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0.7028">
                <text:p>40.70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6.6336">
                <text:p>36.633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0.4298">
                <text:p>40.42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